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erea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real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1" office:value-type="string" calcext:value-type="string">
            <text:p>Прорастание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1" office:value-type="string" calcext:value-type="string">
            <text:p>Сухое зерно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1" office:value-type="string" calcext:value-type="string">
            <text:p>Начало поглощения вод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1" office:value-type="string" calcext:value-type="string">
            <text:p>Конец поглощения вод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1" office:value-type="string" calcext:value-type="string">
            <text:p>Появление кончика зародышевого корешк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1" office:value-type="string" calcext:value-type="string">
            <text:p>Зародышевый корешок растягивается, корневые волоски и/или боковые корни видн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1" office:value-type="string" calcext:value-type="string">
            <text:p>Появление кончика зародышевого влагалища (колеоптиля)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1" office:value-type="string" calcext:value-type="string">
            <text:p>Всходы: колеоптиль выходит на поверхность почв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1" office:value-type="string" calcext:value-type="string">
            <text:p>Развитие листьев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1" office:value-type="string" calcext:value-type="string">
            <text:p>Первый лист выходит из колеоптил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1" office:value-type="string" calcext:value-type="string">
            <text:p>Первый лист развёрнут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1" office:value-type="string" calcext:value-type="string">
            <text:p>Второй лист развёрнут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1" office:value-type="string" calcext:value-type="string">
            <text:p>Третий лист развёрнут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1" office:value-type="string" calcext:value-type="string">
            <text:p>Девять или более листьев развёрнут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1" office:value-type="string" calcext:value-type="string">
            <text:p>Кущение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1" office:value-type="string" calcext:value-type="string">
            <text:p>Кущения нет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1" office:value-type="string" calcext:value-type="string">
            <text:p>Начало кущения, появляется первый побег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1" office:value-type="string" calcext:value-type="string">
            <text:p>Появляется второй побег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1" office:value-type="string" calcext:value-type="string">
            <text:p>Появляется третий побег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1" office:value-type="string" calcext:value-type="string">
            <text:p>Конец кущения, максимальное количество побегов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1" office:value-type="string" calcext:value-type="string">
            <text:p>Выход в трубку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1" office:value-type="string" calcext:value-type="string">
            <text:p>Начало выхода в трубку: главный и боковые побеги вертикальные, начинают удлиняться. Расстояние соцветия от узла кущения не менее 1 см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1" office:value-type="string" calcext:value-type="string">
            <text:p>Первый узел виден, не менее 1 см над поверхностью земли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1" office:value-type="string" calcext:value-type="string">
            <text:p>Второй узел виден, расстояние от первого не менее 2 см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1" office:value-type="string" calcext:value-type="string">
            <text:p>Третий узел виден, расстояние от второго не менее 2 см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1" office:value-type="string" calcext:value-type="string">
            <text:p>ETC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1" office:value-type="string" calcext:value-type="string">
            <text:p>Появление свёрнутого последнего листа (флагового)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1" office:value-type="string" calcext:value-type="string">
            <text:p>Стадия флагового листа: флаговый лист полностью развёрнут, виден язычок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1" office:value-type="string" calcext:value-type="string">
            <text:p>Набухание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1" office:value-type="string" calcext:value-type="string">
            <text:p>Стадия раннего набухания: удлинение влагалища флагового лист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1" office:value-type="string" calcext:value-type="string">
            <text:p>Стадия среднего набухания: влагалище флагового листа начинает набухать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5</text:p>
          </table:table-cell>
          <table:table-cell table:style-name="ce1" office:value-type="string" calcext:value-type="string">
            <text:p>Стадия позднего набухания: влагалище флагового листа набухло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</text:p>
          </table:table-cell>
          <table:table-cell table:style-name="ce1" office:value-type="string" calcext:value-type="string">
            <text:p>Влагалище флагового листа открываетс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9</text:p>
          </table:table-cell>
          <table:table-cell table:style-name="ce1" office:value-type="string" calcext:value-type="string">
            <text:p>Над язычком флагового листа появляются ости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1" office:value-type="string" calcext:value-type="string">
            <text:p>Появление соцветий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1" office:value-type="string" calcext:value-type="string">
            <text:p>Начало появления соцветия. Верхняя часть колоса или метелки видн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1" office:value-type="string" calcext:value-type="string">
            <text:p>Появление 2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1" office:value-type="string" calcext:value-type="string">
            <text:p>Появление 3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1" office:value-type="string" calcext:value-type="string">
            <text:p>Появление 4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1" office:value-type="string" calcext:value-type="string">
            <text:p>Появление половины соцветия. Нижняя часть еще в листовом влагалище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6</text:p>
          </table:table-cell>
          <table:table-cell table:style-name="ce1" office:value-type="string" calcext:value-type="string">
            <text:p>Появление 6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7</text:p>
          </table:table-cell>
          <table:table-cell table:style-name="ce1" office:value-type="string" calcext:value-type="string">
            <text:p>Появление 7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8</text:p>
          </table:table-cell>
          <table:table-cell table:style-name="ce1" office:value-type="string" calcext:value-type="string">
            <text:p>Появление 80% соцвети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9</text:p>
          </table:table-cell>
          <table:table-cell table:style-name="ce1" office:value-type="string" calcext:value-type="string">
            <text:p>Появление всего соцветия, колос или метелка полностью видны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1" office:value-type="string" calcext:value-type="string">
            <text:p>Цветение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1</text:p>
          </table:table-cell>
          <table:table-cell table:style-name="ce1" office:value-type="string" calcext:value-type="string">
            <text:p>Начало цветения: видны первые тычинки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5</text:p>
          </table:table-cell>
          <table:table-cell table:style-name="ce1" office:value-type="string" calcext:value-type="string">
            <text:p>Полное цветение: 50% зрелых тычинок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9</text:p>
          </table:table-cell>
          <table:table-cell table:style-name="ce1" office:value-type="string" calcext:value-type="string">
            <text:p>Конец цветения: все колоски закончили цветение, но могут остаться обезвоженные тычинки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1" office:value-type="string" calcext:value-type="string">
            <text:p>Образование зёрен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1</text:p>
          </table:table-cell>
          <table:table-cell table:style-name="ce1" office:value-type="string" calcext:value-type="string">
            <text:p>Водянистая спелость: первые зёрна достигают половины своего размер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3</text:p>
          </table:table-cell>
          <table:table-cell table:style-name="ce1" office:value-type="string" calcext:value-type="string">
            <text:p>Ранняя молочная спелость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1" office:value-type="string" calcext:value-type="string">
            <text:p>Средняя молочная спелость: все зерна достигли своего окончательного размера, они еще зеленые и содержание их молочное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7</text:p>
          </table:table-cell>
          <table:table-cell table:style-name="ce1" office:value-type="string" calcext:value-type="string">
            <text:p>Поздняя молочная спелость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1" office:value-type="string" calcext:value-type="string">
            <text:p>Созревание зёрен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1" office:value-type="string" calcext:value-type="string">
            <text:p>Ранняя восковая спелость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1" office:value-type="string" calcext:value-type="string">
            <text:p>Мягкая восковая спелость: содержание зерен еще мягкое, но сухое (вмятина от ногтя выпрямляется)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1" office:value-type="string" calcext:value-type="string">
            <text:p>Твердая восковая спелость (вмятина от ногтя не выпрямляется)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1" office:value-type="string" calcext:value-type="string">
            <text:p>Ранняя полная спелость: зерно твердое, только с трудом разрезается ногтем большого пальц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1" office:value-type="string" calcext:value-type="string">
            <text:p>Отмирание</text:p>
          </table:table-cell>
          <table:table-cell table:style-name="ce1"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1" office:value-type="string" calcext:value-type="string">
            <text:p>Поздняя полная спелость. Зерно твердое, не разрезается ногтем большого пальц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1" office:value-type="string" calcext:value-type="string">
            <text:p>Зерно сидит рыхло в колоске в дневное врем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1" office:value-type="string" calcext:value-type="string">
            <text:p>Растение полностью отмершее. Соломина ломается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1" office:value-type="string" calcext:value-type="string">
            <text:p>Собранный урожай зерна</text:p>
          </table:table-cell>
          <table:table-cell table:style-name="ce1" office:value-type="string" calcext:value-type="string">
            <text:p>SS</text:p>
          </table:table-cell>
          <table:table-cell table:number-columns-repeated="1021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ereals" style:display-name="PageStyle_cere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8" meta:object-count="0"/>
    <meta:generator>LibreOfficeDev/6.0.5.2$Linux_X86_64 LibreOffice_project/</meta:generator>
  </office:meta>
</office:document-meta>
</file>